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8a9" officeooo:paragraph-rsid="001108a9"/>
    </style:style>
    <style:style style:name="P2" style:family="paragraph" style:parent-style-name="Standard">
      <style:text-properties officeooo:rsid="001108a9" officeooo:paragraph-rsid="0012ed6a"/>
    </style:style>
    <style:style style:name="P3" style:family="paragraph" style:parent-style-name="Standard">
      <style:text-properties officeooo:rsid="0012ed6a" officeooo:paragraph-rsid="0012ed6a"/>
    </style:style>
    <style:style style:name="T1" style:family="text">
      <style:text-properties officeooo:rsid="0012e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uture story 10 years time</text:p>
      <text:p text:style-name="P1"/>
      <text:p text:style-name="P2">I have a beautiful detached house above Hebden Bridge. <text:span text:style-name="T1">There is a long drive up to the house. The house is surrounded by a beautiful garden with trees and hedges. <text:s/>I live in the house with Lynn.</text:span></text:p>
      <text:p text:style-name="P2"/>
      <text:p text:style-name="P2"><text:span text:style-name="T1">Outside the house are parked a Land Rover, a mobile home, a sports car and several other vehicles.</text:span></text:p>
      <text:p text:style-name="P2"/>
      <text:p text:style-name="P3">As well as a house in Hebden Bridge we also have a house in the west of Scotland.</text:p>
      <text:p text:style-name="P3"/>
      <text:p text:style-name="P3">I am a body builder and a runner: I am strong and compete in off-road races. I am in great shape.</text:p>
      <text:p text:style-name="P2"/>
      <text:p text:style-name="P3">I have peace in myself and with the world around me.</text:p>
      <text:p text:style-name="P1"/>
      <text:p text:style-name="P2">I am an expert at yoga and at Feldenkrais. I understand and practice energy healing. <text:span text:style-name="T1">I teach a combination of these to help and heal people.</text:span></text:p>
      <text:p text:style-name="P2"/>
      <text:p text:style-name="P2">I have interesting and stimulating <text:span text:style-name="T1">work and </text:span>I have businesses that make a very good passive income.</text:p>
      <text:p text:style-name="P1"/>
      <text:p text:style-name="P1">My grandchildren come to visit me frequently.</text:p>
      <text:p text:style-name="P1"/>
      <text:p text:style-name="P1">I have some large greenhouses and poly tunnels where I produce my own organic veg.</text:p>
      <text:p text:style-name="P1"/>
      <text:p text:style-name="P1">I am creative and cultured <text:span text:style-name="T1">and have many gifted and good friends.</text:span></text:p>
      <text:p text:style-name="P1"/>
      <text:p text:style-name="P1">Elliot has found peace and confidence in himself as all my children have.</text:p>
      <text:p text:style-name="P1"/>
      <text:p text:style-name="P1">I have come to understand faith and am not fooled by fools any mo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2T18:36:00.237956206</meta:creation-date>
    <dc:date>2023-11-12T19:03:49.925566918</dc:date>
    <meta:editing-duration>PT27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15" meta:character-count="1123" meta:non-whitespace-character-count="920"/>
  </office:meta>
</office:document-meta>
</file>